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7f0055" style:font-name="Monospace" fo:font-weight="bold" fo:background-color="#d4d4d4" loext:char-shading-value="0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Monospace" fo:font-size="10pt" fo:background-color="#d4d4d4" loext:char-shading-value="0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style:text-underline-style="solid" style:text-underline-width="auto" style:text-underline-color="font-color"/>
    </style:style>
    <style:style style:name="T11" style:family="text">
      <style:text-properties fo:color="#000000" style:font-name="Monospace" fo:background-color="#d4d4d4" loext:char-shading-value="0"/>
    </style:style>
    <style:style style:name="T12" style:family="text">
      <style:text-properties fo:color="#000000" style:font-name="Monospace" fo:font-style="italic" style:font-style-asian="italic"/>
    </style:style>
    <style:style style:name="T13" style:family="text">
      <style:text-properties fo:color="#3f5fbf" style:font-name="Monospace" fo:font-size="10pt" style:font-size-asian="10pt"/>
    </style:style>
    <style:style style:name="T14" style:family="text">
      <style:text-properties fo:color="#3f5fbf" style:font-name="Monospace"/>
    </style:style>
    <style:style style:name="T15" style:family="text">
      <style:text-properties fo:color="#7f7f9f" style:font-name="Monospace" fo:font-size="10pt" style:font-size-asian="10pt"/>
    </style:style>
    <style:style style:name="T16" style:family="text">
      <style:text-properties fo:color="#7f7f9f" style:font-name="Monospace"/>
    </style:style>
    <style:style style:name="T17" style:family="text">
      <style:text-properties fo:color="#6a3e3e" style:font-name="Monospace" fo:font-size="10pt" style:font-size-asian="10pt"/>
    </style:style>
    <style:style style:name="T18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6a3e3e" style:font-name="Monospace" fo:font-size="10pt" fo:background-color="#d4d4d4" loext:char-shading-value="0" style:font-size-asian="10pt"/>
    </style:style>
    <style:style style:name="T20" style:family="text">
      <style:text-properties fo:color="#6a3e3e" style:font-name="Monospace"/>
    </style:style>
    <style:style style:name="T21" style:family="text">
      <style:text-properties fo:color="#6a3e3e" style:font-name="Monospace" style:text-underline-style="solid" style:text-underline-width="auto" style:text-underline-color="font-color"/>
    </style:style>
    <style:style style:name="T22" style:family="text">
      <style:text-properties fo:color="#6a3e3e" style:font-name="Monospace" fo:background-color="#d4d4d4" loext:char-shading-value="0"/>
    </style:style>
    <style:style style:name="T23" style:family="text">
      <style:text-properties fo:color="#646464" style:font-name="Monospace" fo:font-size="10pt" style:font-size-asian="10pt"/>
    </style:style>
    <style:style style:name="T24" style:family="text">
      <style:text-properties fo:color="#646464" style:font-name="Monospace"/>
    </style:style>
    <style:style style:name="T25" style:family="text">
      <style:text-properties fo:color="#3f7f5f" style:font-name="Monospace" fo:font-size="10pt" style:font-size-asian="10pt"/>
    </style:style>
    <style:style style:name="T26" style:family="text">
      <style:text-properties fo:color="#3f7f5f"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package</text:span><text:span text:style-name="T9"> utils;</text:span></text:p>
      <text:p text:style-name="P2"/>
      <text:p text:style-name="P3"><text:span text:style-name="T3">import</text:span><text:span text:style-name="T9"> java.util.*;</text:span></text:p>
      <text:p text:style-name="P2"/>
      <text:p text:style-name="P3"><text:span text:style-name="T3">public</text:span><text:span text:style-name="T9"> </text:span><text:span text:style-name="T3">class</text:span><text:span text:style-name="T9"> MiscUtils {</text:span></text:p>
      <text:p text:style-name="P3"><text:span text:style-name="T9"><text:tab/></text:span></text:p>
      <text:p text:style-name="P3"><text:span text:style-name="T9"><text:tab/></text:span><text:span text:style-name="T14">/**</text:span></text:p>
      <text:p text:style-name="P3"><text:span text:style-name="T14"><text:s text:c="5"/>* sorts the map by values. Taken from:</text:span></text:p>
      <text:p text:style-name="P3"><text:span text:style-name="T14"><text:s text:c="5"/>* http://javarevisited.blogspot.it/2012/12/how</text:span><text:span text:style-name="T16">-</text:span><text:span text:style-name="T14">to</text:span><text:span text:style-name="T16">-</text:span><text:span text:style-name="T14">sort</text:span><text:span text:style-name="T16">-</text:span><text:span text:style-name="T14">hashmap</text:span><text:span text:style-name="T16">-</text:span><text:span text:style-name="T14">java</text:span><text:span text:style-name="T16">-</text:span><text:span text:style-name="T14">by</text:span><text:span text:style-name="T16">-</text:span><text:span text:style-name="T14">key</text:span><text:span text:style-name="T16">-</text:span><text:span text:style-name="T14">and</text:span><text:span text:style-name="T16">-</text:span><text:span text:style-name="T14">value.html</text:span></text:p>
      <text:p text:style-name="P3"><text:span text:style-name="T14"><text:s text:c="5"/>*/</text:span></text:p>
      <text:p text:style-name="P3"><text:span text:style-name="T9"><text:s text:c="4"/></text:span><text:span text:style-name="T3">public</text:span><text:span text:style-name="T9"> </text:span><text:span text:style-name="T3">static</text:span><text:span text:style-name="T9"> &lt;K </text:span><text:span text:style-name="T3">extends</text:span><text:span text:style-name="T9"> </text:span><text:span text:style-name="T10">Comparable</text:span><text:span text:style-name="T9">, V </text:span><text:span text:style-name="T3">extends</text:span><text:span text:style-name="T9"> </text:span><text:span text:style-name="T10">Comparable</text:span><text:span text:style-name="T9">&gt; </text:span><text:span text:style-name="T11">Map&lt;K, V&gt;</text:span><text:span text:style-name="T9"> sortByValues(Map&lt;K, V&gt; </text:span><text:span text:style-name="T20">map</text:span><text:span text:style-name="T9">) {</text:span></text:p>
      <text:p text:style-name="P3"><text:span text:style-name="T9"><text:s text:c="8"/>List&lt;Map.Entry&lt;K, V&gt;&gt; </text:span><text:span text:style-name="T20">entries</text:span><text:span text:style-name="T9"> = </text:span><text:span text:style-name="T3">new</text:span><text:span text:style-name="T9"> LinkedList&lt;Map.Entry&lt;K, V&gt;&gt;(</text:span><text:span text:style-name="T20">map</text:span><text:span text:style-name="T9">.entrySet());</text:span></text:p>
      <text:p text:style-name="P2"/>
      <text:p text:style-name="P3"><text:span text:style-name="T9"><text:s text:c="8"/>Collections.</text:span><text:span text:style-name="T12">sort</text:span><text:span text:style-name="T9">(</text:span><text:span text:style-name="T20">entries</text:span><text:span text:style-name="T9">, </text:span><text:span text:style-name="T3">new</text:span><text:span text:style-name="T9"> Comparator&lt;Map.Entry&lt;K, V&gt;&gt;() {</text:span></text:p>
      <text:p text:style-name="P2"/>
      <text:p text:style-name="P3"><text:span text:style-name="T9"><text:s text:c="12"/></text:span><text:span text:style-name="T24">@Override</text:span></text:p>
      <text:p text:style-name="P3"><text:span text:style-name="T9"><text:s text:c="12"/></text:span><text:span text:style-name="T3">public</text:span><text:span text:style-name="T9"> </text:span><text:span text:style-name="T3">int</text:span><text:span text:style-name="T9"> compare(Map.Entry&lt;K, V&gt; </text:span><text:span text:style-name="T20">o1</text:span><text:span text:style-name="T9">, Map.Entry&lt;K, V&gt; </text:span><text:span text:style-name="T20">o2</text:span><text:span text:style-name="T9">) {</text:span></text:p>
      <text:p text:style-name="P3"><text:span text:style-name="T9"><text:s text:c="16"/></text:span><text:span text:style-name="T3">return</text:span><text:span text:style-name="T9"> </text:span><text:span text:style-name="T21">o2</text:span><text:span text:style-name="T10">.getValue().compareTo(</text:span><text:span text:style-name="T21">o1</text:span><text:span text:style-name="T10">.getValue())</text:span><text:span text:style-name="T9">;</text:span></text:p>
      <text:p text:style-name="P3"><text:span text:style-name="T9"><text:s text:c="12"/>}</text:span></text:p>
      <text:p text:style-name="P3"><text:span text:style-name="T9"><text:s text:c="8"/>});</text:span></text:p>
      <text:p text:style-name="P2"/>
      <text:p text:style-name="P3"><text:span text:style-name="T9"><text:s text:c="8"/></text:span><text:span text:style-name="T26">//LinkedHashMap will keep the keys in the order they are inserted</text:span></text:p>
      <text:p text:style-name="P3"><text:span text:style-name="T9"><text:s text:c="8"/></text:span><text:span text:style-name="T26">//which is currently sorted on natural ordering</text:span></text:p>
      <text:p text:style-name="P3"><text:span text:style-name="T9"><text:s text:c="8"/>Map&lt;K, V&gt; </text:span><text:span text:style-name="T20">sortedMap</text:span><text:span text:style-name="T9"> = </text:span><text:span text:style-name="T3">new</text:span><text:span text:style-name="T9"> LinkedHashMap&lt;K, V&gt;();</text:span></text:p>
      <text:p text:style-name="P2"/>
      <text:p text:style-name="P3"><text:span text:style-name="T9"><text:s text:c="8"/></text:span><text:span text:style-name="T3">for</text:span><text:span text:style-name="T9"> (Map.Entry&lt;K, V&gt; </text:span><text:span text:style-name="T20">entry</text:span><text:span text:style-name="T9"> : </text:span><text:span text:style-name="T20">entries</text:span><text:span text:style-name="T9">) {</text:span></text:p>
      <text:p text:style-name="P3"><text:span text:style-name="T9"><text:s text:c="12"/></text:span><text:span text:style-name="T20">sortedMap</text:span><text:span text:style-name="T9">.put(</text:span><text:span text:style-name="T20">entry</text:span><text:span text:style-name="T9">.getKey(), </text:span><text:span text:style-name="T20">entry</text:span><text:span text:style-name="T9">.getValue());</text:span></text:p>
      <text:p text:style-name="P3"><text:span text:style-name="T9"><text:s text:c="8"/>}</text:span></text:p>
      <text:p text:style-name="P3"><text:span text:style-name="T9"><text:s text:c="8"/></text:span></text:p>
      <text:p text:style-name="P3"><text:span text:style-name="T9"><text:s text:c="8"/></text:span><text:span text:style-name="T4">return</text:span><text:span text:style-name="T11"> </text:span><text:span text:style-name="T22">sortedMap</text:span><text:span text:style-name="T11">;</text:span></text:p>
      <text:p text:style-name="P3"><text:span text:style-name="T9"><text:s text:c="8"/></text:span></text:p>
      <text:p text:style-name="P3"><text:span text:style-name="T9"><text:s text:c="4"/>}</text:span></text:p>
      <text:p text:style-name="P2"/>
      <text:p text:style-name="P3"><text:span text:style-name="T9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4:38:55.736984292</meta:creation-date>
    <dc:date>2021-05-04T14:42:00.907176760</dc:date>
    <meta:editing-duration>PT3M7S</meta:editing-duration>
    <meta:editing-cycles>1</meta:editing-cycles>
    <meta:document-statistic meta:table-count="0" meta:image-count="0" meta:object-count="0" meta:page-count="1" meta:paragraph-count="27" meta:word-count="99" meta:character-count="991" meta:non-whitespace-character-count="739"/>
    <meta:generator>LibreOffice/6.4.4.2$Linux_X86_64 LibreOffice_project/40$Build-2</meta:generator>
  </office:meta>
</office:document-meta>
</file>